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Android</text:span><text:span text:style-name="T1_2"><text:tab/></text:span><text:span text:style-name="T1_3">KEYWORD</text:span><text:span text:style-name="T1_4">1</text:span></text:p>
      <text:p text:style-name="P2"><text:span text:style-name="T2_1">flush</text:span><text:span text:style-name="T2_2"><text:tab/></text:span><text:span text:style-name="T2_3">KEYWORD</text:span><text:span text:style-name="T2_4">2</text:span></text:p>
      <text:p text:style-name="P3"><text:span text:style-name="T3_1">receive</text:span><text:span text:style-name="T3_2"><text:tab/></text:span><text:span text:style-name="T3_3">KEYWORD</text:span><text:span text:style-name="T3_4">2</text:span></text:p>
      <text:p text:style-name="P4"><text:span text:style-name="T4_1">registerFunction</text:span><text:span text:style-name="T4_2"><text:tab/></text:span><text:span text:style-name="T4_3">KEYWORD</text:span><text:span text:style-name="T4_4">2</text:span></text:p>
      <text:p text:style-name="P5"><text:span text:style-name="T5_1">unregisterFunction</text:span><text:span text:style-name="T5_2"><text:tab/></text:span><text:span text:style-name="T5_3">KEYWORD</text:span><text:span text:style-name="T5_4">2</text:span></text:p>
      <text:p text:style-name="P6"><text:span text:style-name="T6_1">bufferLength</text:span><text:span text:style-name="T6_2"><text:tab/></text:span><text:span text:style-name="T6_3">KEYWORD</text:span><text:span text:style-name="T6_4">2</text:span></text:p>
      <text:p text:style-name="P7"><text:span text:style-name="T7_1">stringLength</text:span><text:span text:style-name="T7_2"><text:tab/></text:span><text:span text:style-name="T7_3">KEYWORD</text:span><text:span text:style-name="T7_4">2</text:span></text:p>
      <text:p text:style-name="P8"><text:span text:style-name="T8_1">getBuffer</text:span><text:span text:style-name="T8_2"><text:tab/></text:span><text:span text:style-name="T8_3">KEYWORD</text:span><text:span text:style-name="T8_4">2</text:span></text:p>
      <text:p text:style-name="P9"><text:span text:style-name="T9_1">getString</text:span><text:span text:style-name="T9_2"><text:tab/></text:span><text:span text:style-name="T9_3">KEYWORD</text:span><text:span text:style-name="T9_4">2</text:span></text:p>
      <text:p text:style-name="P10"><text:span text:style-name="T10_1">getInt</text:span><text:span text:style-name="T10_2"><text:tab/></text:span><text:span text:style-name="T10_3">KEYWORD</text:span><text:span text:style-name="T10_4">2</text:span></text:p>
      <text:p text:style-name="P11"><text:span text:style-name="T11_1">getLong</text:span><text:span text:style-name="T11_2"><text:tab/></text:span><text:span text:style-name="T11_3">KEYWORD</text:span><text:span text:style-name="T11_4">2</text:span></text:p>
      <text:p text:style-name="P12"><text:span text:style-name="T12_1">getFloat</text:span><text:span text:style-name="T12_2"><text:tab/></text:span><text:span text:style-name="T12_3">KEYWORD</text:span><text:span text:style-name="T12_4">2</text:span></text:p>
      <text:p text:style-name="P13"><text:span text:style-name="T13_1">getDouble</text:span><text:span text:style-name="T13_2"><text:tab/></text:span><text:span text:style-name="T13_3">KEYWORD</text:span><text:span text:style-name="T13_4">2</text:span></text:p>
      <text:p text:style-name="P14"><text:span text:style-name="T14_1">getIntValues</text:span><text:span text:style-name="T14_2"><text:tab/></text:span><text:span text:style-name="T14_3">KEYWORD</text:span><text:span text:style-name="T14_4">2</text:span></text:p>
      <text:p text:style-name="P15"><text:span text:style-name="T15_1">getFloatValues</text:span><text:span text:style-name="T15_2"><text:tab/></text:span><text:span text:style-name="T15_3">KEYWORD</text:span><text:span text:style-name="T15_4">2</text:span></text:p>
      <text:p text:style-name="P16"><text:span text:style-name="T16_1">getDoubleValues</text:span><text:span text:style-name="T16_2"><text:tab/></text:span><text:span text:style-name="T16_3">KEYWORD</text:span><text:span text:style-name="T16_4">2</text:span></text:p>
      <text:p text:style-name="P17"><text:span text:style-name="T17_1">write</text:span><text:span text:style-name="T17_2"><text:tab/></text:span><text:span text:style-name="T17_3">KEYWORD</text:span><text:span text:style-name="T17_4">2</text:span></text:p>
      <text:p text:style-name="P18"><text:span text:style-name="T18_1">send</text:span><text:span text:style-name="T18_2"><text:tab/></text:span><text:span text:style-name="T18_3">KEYWORD</text:span><text:span text:style-name="T18_4">2</text:span></text:p>
      <text:p text:style-name="P19"><text:span text:style-name="T19_1">library</text:span><text:span text:style-name="T19_2">_</text:span><text:span text:style-name="T19_3">version</text:span><text:span text:style-name="T19_4"><text:tab/></text:span><text:span text:style-name="T19_5">KEYWORD</text:span><text:span text:style-name="T19_6">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